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36pt" style:font-size-asian="36pt" style:font-size-complex="36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c9211e"/>
    </style:style>
    <style:style style:name="T1" style:family="text">
      <style:text-properties fo:color="#ff0000"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/>
    </style:style>
    <style:style style:name="T6" style:family="text">
      <style:text-properties fo:color="#2a6099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845cm" svg:x="0.6cm" svg:y="-0.045cm" presentation:class="title" presentation:user-transformed="true">
          <draw:text-box>
            <text:p text:style-name="P1"><text:span text:style-name="T1">Pflichten</text:span><text:span text:style-name="T1">heft</text:span><text:span text:style-name="T1"><text:line-break/></text:span><text:span text:style-name="T1">Space-</text:span><text:span text:style-name="T1">invaders</text:span></text:p>
          </draw:text-box>
        </draw:frame>
        <draw:frame draw:style-name="gr1" draw:text-style-name="P3" draw:layer="layout" svg:width="8.846cm" svg:height="10.037cm" svg:x="1cm" svg:y="2cm">
          <draw:text-box>
            <text:p>Spielkomponenten: </text:p>
            <text:p/>
            <text:p>1. Spielfigur:</text:p>
            <text:p/>
            <text:p><text:span text:style-name="T2">Eigenschaften:</text:span></text:p>
            <text:p><text:span text:style-name="T2"/></text:p>
            <text:p text:style-name="P2"><text:span text:style-name="T3">_ </text:span>hat ein Bild</text:p>
            <text:p text:style-name="P2">_ hat eine Größe </text:p>
            <text:p>_ bewegt sich nach links</text:p>
            <text:p text:style-name="P2">_ bewegt sich nach rechts</text:p>
            <text:p text:style-name="P2">_ kann schießen</text:p>
            <text:p text:style-name="P2">_ kann Treffer von Gegner<text:line-break/>treffen aber maximal 3 mal,<text:line-break/>dann wird das Spiel beendet. </text:p>
          </draw:text-box>
        </draw:frame>
        <draw:frame draw:style-name="gr1" draw:text-style-name="P3" draw:layer="layout" svg:width="17.795cm" svg:height="14.303cm" svg:x="10.265cm" svg:y="3.4cm">
          <draw:text-box>
            <text:p>2. Gegner: </text:p>
            <text:p/>
            <text:p><text:span text:style-name="T2">Eigenschaften:</text:span></text:p>
            <text:p><text:span text:style-name="T2"/></text:p>
            <text:p><text:span text:style-name="T4">_ haben ein Bild</text:span></text:p>
            <text:p><text:span text:style-name="T4">_ kleiner als der Spielfigur</text:span></text:p>
            <text:p><text:span text:style-name="T4">_ Am Anfang des Spiels gibt es 15 (5 Horizontal X 3 Vertikal)</text:span></text:p>
            <text:p><text:span text:style-name="T4">_ es gibt 2 Arten von Gegner</text:span></text:p>
            <text:p><text:span text:style-name="T4">_ Eine bewegt sich nach rechts und links und </text:span></text:p>
            <text:p><text:span text:style-name="T4">Regelmäßig nach unten (einen Schritt alle 6 Sekunden) und</text:span></text:p>
            <text:p><text:span text:style-name="T4">Schießt nach unten.</text:span></text:p>
            <text:p><text:span text:style-name="T4">_ Eine erscheint zufällig über den normalen Gegner,</text:span><text:span text:style-name="T4"><text:line-break/></text:span><text:span text:style-name="T4">sie hat eine andere Farbe und sie verschwindet sich nach 7 S</text:span></text:p>
            <text:p><text:span text:style-name="T4">_ Der Spieler bekommt beim schießen von der zweiten Art</text:span><text:span text:style-name="T4"><text:line-break/></text:span><text:span text:style-name="T4">extra Punkte.</text:span></text:p>
            <text:p><text:span text:style-name="T4">_ Wenn Gegner vom Spieler geschossen werden, werden sie</text:span></text:p>
            <text:p><text:span text:style-name="T4"><text:s/></text:span><text:span text:style-name="T4">entfernt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0.61cm" svg:height="4.517cm" svg:x="1cm" svg:y="1.2cm">
          <draw:text-box>
            <text:p>Die Welt des Spiels: </text:p>
            <text:p/>
            <text:p>_ seine Farbe ist schwarz</text:p>
            <text:p>_ wird zu einer bestimmten Zahl von kleinen Teilen geteilt z. B. (8 X 16).</text:p>
            <text:p>_ unten-links wird gezeigt, wie viele Leben der Spieler hat.</text:p>
            <text:p>_ unten-rechts wird der Punktestand gezeigt. </text:p>
          </draw:text-box>
        </draw:frame>
        <draw:frame draw:style-name="gr1" draw:text-style-name="P5" draw:layer="layout" svg:width="5.574cm" svg:height="0.962cm" svg:x="10.2cm" svg:y="6.6cm">
          <draw:text-box>
            <text:p><text:span text:style-name="T5">Ablauf des Spiels:</text:span></text:p>
          </draw:text-box>
        </draw:frame>
        <draw:frame draw:style-name="gr1" draw:text-style-name="P3" draw:layer="layout" svg:width="20.805cm" svg:height="8.783cm" svg:x="1.795cm" svg:y="7.8cm">
          <draw:text-box>
            <text:p>Wenn der Spieler das Spiel anfängt, soll er die Schwierigkeit auswählen:</text:p>
            <text:p><text:tab/>1. Einfach: 4 Leben + Gegner sind langsam</text:p>
            <text:p><text:tab/>2. Normal: 2 Leben + Gegner sind Schneller</text:p>
            <text:p><text:tab/>3. Schwierig: 1 Leben + Gegner sind schnell</text:p>
            <text:p>Dann klickt er auf Starten:</text:p>
            <text:p text:style-name="P6">Jetzt fängt das Spiel an</text:p>
            <text:p text:style-name="P7"><text:span text:style-name="T6">Beschreibung:</text:span> wenn das Spiel beginnt, erscheint der Spielfigur unten.</text:p>
            <text:p text:style-name="P7">Oben erscheint 15 Gegner, die sich nach rechts und links bewegen.</text:p>
            <text:p text:style-name="P7">Jeder 6 Sekunden bewegen sie sich auch einen Schritt nach unten.</text:p>
            <text:p text:style-name="P7">Der Spieler kann den Spielfigur nur nach recht oder links bewegen.</text:p>
            <text:p text:style-name="P7">Der Spielfigur schießt automatisch nach oben.</text:p>
            <text:p text:style-name="P7"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9" draw:layer="layout" svg:width="5.781cm" svg:height="0.962cm" svg:x="10.2cm" svg:y="1.8cm">
          <draw:text-box>
            <text:p><text:span text:style-name="T7">Regeln des Spiels:</text:span></text:p>
          </draw:text-box>
        </draw:frame>
        <draw:frame draw:style-name="gr1" draw:text-style-name="P3" draw:layer="layout" svg:width="24.746cm" svg:height="7.361cm" svg:x="3cm" svg:y="3.4cm">
          <draw:text-box>
            <text:p>Es gibt nur 2 Regeln:</text:p>
            <text:p>1) Wenn ein Treffer vom Spielfigur einen Gegner trifft, bekommt der Spieler 10 Punkte.</text:p>
            <text:p>Wenn es keine Gegner mehr gibt, dann werden neue 15 Gegner erzeugt.</text:p>
            <text:p>Beim schießen von der besonderen Art der Gegner bekommt der Spieler 2 mal mehr</text:p>
            <text:p>Punkte als bei den normalen Gegner.</text:p>
            <text:p/>
            <text:p>2)Wenn der Spielfigur geschossen wird und der Spieler kein mehr Leben hat, </text:p>
            <text:p>dann wird das Spiel beendet.</text:p>
            <text:p text:style-name="P6">Auf dem Bild steht dann:</text:p>
            <text:p text:style-name="P6"><text:span text:style-name="T7">Game Ov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02T09:01:31.185391822</meta:creation-date>
    <meta:generator>LibreOffice/6.4.3.2$Linux_X86_64 LibreOffice_project/40$Build-2</meta:generator>
    <dc:date>2020-12-08T16:12:42.102966428</dc:date>
    <meta:editing-duration>PT11M11S</meta:editing-duration>
    <meta:editing-cycles>3</meta:editing-cycles>
    <meta:document-statistic meta:object-count="35"/>
  </office:meta>
</office:document-meta>
</file>